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1.359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2.088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2.215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_5f_-title">
      <style:graphic-properties fo:min-height="1.328cm" loext:decorative="false"/>
      <style:paragraph-properties style:writing-mode="lr-tb"/>
    </style:style>
    <style:style style:name="pr4" style:family="presentation" style:parent-style-name="Blue_5f_Curve1_5f_-notes">
      <style:graphic-properties draw:fill-color="#ffffff" fo:min-height="13.364cm" loext:decorative="false"/>
      <style:paragraph-properties style:writing-mode="lr-tb"/>
    </style:style>
    <style:style style:name="pr5" style:family="presentation" style:parent-style-name="Blue_5f_Curve1-title">
      <style:graphic-properties draw:auto-grow-height="true" fo:min-height="1.328cm" loext:decorative="false"/>
      <style:paragraph-properties style:writing-mode="lr-tb"/>
    </style:style>
    <style:style style:name="pr6" style:family="presentation" style:parent-style-name="Blue_5f_Curve1-notes">
      <style:graphic-properties draw:fill-color="#ffffff" draw:auto-grow-height="true" fo:min-height="13.364cm" loext:decorative="false"/>
      <style:paragraph-properties style:writing-mode="lr-tb"/>
    </style:style>
    <style:style style:name="pr7" style:family="presentation" style:parent-style-name="Blue_5f_Curve1-title">
      <style:graphic-properties fo:min-height="1.328cm" loext:decorative="false"/>
      <style:paragraph-properties style:writing-mode="lr-tb"/>
    </style:style>
    <style:style style:name="pr8"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color="#ffffff"/>
      <style:text-properties fo:font-size="20pt"/>
    </style:style>
    <style:style style:name="P4" style:family="paragraph">
      <loext:graphic-properties draw:fill="none" draw:fill-color="#ffffff"/>
      <style:text-properties fo:font-size="18pt"/>
    </style:style>
    <style:style style:name="T1" style:family="text">
      <style:text-properties fo:font-size="26pt" style:font-size-asian="26pt" style:font-size-complex="26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32pt" style:font-size-asian="32pt" style:font-size-complex="32pt"/>
    </style:style>
    <style:style style:name="T4" style:family="text">
      <style:text-properties fo:font-size="18pt"/>
    </style:style>
    <style:style style:name="T5" style:family="text">
      <style:text-properties fo:font-size="28pt" style:font-size-asian="28pt" style:font-size-complex="28pt"/>
    </style:style>
    <style:style style:name="T6" style:family="text">
      <style:text-properties fo:font-size="21pt" style:font-size-asian="21pt" style:font-size-complex="21pt"/>
    </style:style>
    <style:style style:name="T7" style:family="text">
      <style:text-properties fo:font-size="21pt" fo:font-weight="bold" style:font-size-asian="21pt" style:font-weight-asian="bold" style:font-size-complex="21pt" style:font-weight-complex="bold"/>
    </style:style>
    <style:style style:name="T8" style:family="text">
      <style:text-properties fo:font-size="21pt" fo:font-weight="normal" style:font-size-asian="21pt" style:font-weight-asian="normal" style:font-size-complex="21pt" style:font-weight-complex="normal"/>
    </style:style>
    <style:style style:name="T9"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Logistic Regression is a binary classification algorithm.</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_5f_" presentation:presentation-page-layout-name="AL2T1" presentation:use-date-time-name="dtd1">
        <office:forms form:automatic-focus="false" form:apply-design-mode="false"/>
        <draw:frame presentation:style-name="pr3" draw:layer="layout" svg:width="26cm" svg:height="1.328cm" svg:x="1cm" svg:y="0.5cm" presentation:class="title">
          <draw:text-box>
            <text:p>We Saw Previously: What is Logistic Regression?</text:p>
          </draw:text-box>
        </draw:frame>
        <draw:frame draw:style-name="gr2" draw:text-style-name="P2" draw:layer="layout" svg:width="27.805cm" svg:height="11.609cm" svg:x="0.135cm" svg:y="2.175cm">
          <draw:text-box>
            <text:p><text:span text:style-name="T1">1. </text:span><text:span text:style-name="T2">Logistic Regression is a binary classification algorithm. </text:span></text:p>
            <text:p><text:span text:style-name="T1"/></text:p>
            <text:p><text:span text:style-name="T1">However, its multi-class variant also exists and is called Softmax Regression.</text:span></text:p>
            <text:p/>
            <text:p><text:span text:style-name="T1">2. It is a supervised learning algorithm.</text:span></text:p>
            <text:p/>
            <text:p><text:span text:style-name="T1">3. Logistic Regression is a probabilistic model.</text:span></text:p>
            <text:p/>
            <text:p><text:span text:style-name="T1">4. It is applicable for linearly separable data. </text:span></text:p>
            <text:p><text:span text:style-name="T1"/></text:p>
            <text:p><text:span text:style-name="T1">However, it can be tuned to accommodate for noise in the data.</text:span></text:p>
          </draw:text-box>
        </draw:frame>
        <presentation:notes draw:style-name="dp2">
          <draw:page-thumbnail draw:style-name="gr1" draw:layer="layout" svg:width="14.848cm" svg:height="11.136cm" svg:x="3.075cm" svg:y="2.257cm" draw:page-number="2" presentation:class="page"/>
          <draw:frame presentation:style-name="pr4" draw:text-style-name="P3"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user-transformed="true">
          <draw:text-box>
            <text:p><text:span text:style-name="T3">What is a ‘Classification Algorithm’ or a Classifier?</text:span></text:p>
          </draw:text-box>
        </draw:frame>
        <draw:frame draw:style-name="gr2" draw:text-style-name="P4" draw:layer="layout" svg:width="26.935cm" svg:height="11.609cm" svg:x="0.37cm" svg:y="2.275cm">
          <draw:text-box>
            <text:p><text:span text:style-name="T1">Classification Algorithm or Classifier helps you identify the class of a data point.</text:span></text:p>
            <text:p><text:span text:style-name="T4"/></text:p>
            <text:p><text:span text:style-name="T1">As in:</text:span></text:p>
            <text:p><text:span text:style-name="T1">Cat vs Dog</text:span></text:p>
            <text:p><text:span text:style-name="T4"/></text:p>
            <text:p><text:span text:style-name="T1">Loan Default vs Not_Default</text:span></text:p>
            <text:p><text:span text:style-name="T4"/></text:p>
            <text:p><text:span text:style-name="T1">Healthy vs Unhealthy</text:span></text:p>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7" draw:layer="layout" svg:width="26cm" svg:height="1.328cm" svg:x="1cm" svg:y="0.499cm" presentation:class="title" presentation:user-transformed="true">
          <draw:text-box>
            <text:p><text:span text:style-name="T5">There are other types of algorithms / problems as well...</text:span></text:p>
          </draw:text-box>
        </draw:frame>
        <draw:frame draw:style-name="gr3" draw:text-style-name="P2" draw:layer="layout" svg:width="27.97cm" svg:height="12.338cm" svg:x="-0.03cm" svg:y="2.04cm">
          <draw:text-box>
            <text:p><text:span text:style-name="T6">- </text:span><text:span text:style-name="T7">Classification</text:span><text:span text:style-name="T6"> : This we are covering right now.</text:span></text:p>
            <text:p/>
            <text:p><text:span text:style-name="T6">- </text:span><text:span text:style-name="T7">Regression</text:span><text:span text:style-name="T6"> : Predict a real-valued function such as house price or monthly expenses.</text:span></text:p>
            <text:p><text:span text:style-name="T6">This we saw in Linear Regression video.</text:span></text:p>
            <text:p/>
            <text:p><text:span text:style-name="T6">- </text:span><text:span text:style-name="T7">Clustering</text:span><text:span text:style-name="T6"> : Grouping of data (which we call clusters) based on their features, similarities and differences.</text:span></text:p>
            <text:p/>
            <text:p><text:span text:style-name="T6">- </text:span><text:span text:style-name="T7">Outlier Detection</text:span><text:span text:style-name="T6"> : Identifying data point which deviate from the pattern that other 95-98% of majority data points follow.</text:span></text:p>
            <text:p/>
            <text:p><text:span text:style-name="T6">- </text:span><text:span text:style-name="T7">Dimensionality Reduction </text:span><text:span text:style-name="T8">: </text:span><text:span text:style-name="T6">We reduce the number of features in this type of problem through mathematical transformations.</text:span></text:p>
            <text:p/>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7" draw:layer="layout" svg:width="26cm" svg:height="1.328cm" svg:x="1cm" svg:y="0.5cm" presentation:class="title">
          <draw:text-box>
            <text:p>Binary Classifier vs Multi-class Classifier</text:p>
          </draw:text-box>
        </draw:frame>
        <draw:frame draw:style-name="gr4" draw:text-style-name="P2" draw:layer="layout" svg:width="27.905cm" svg:height="12.465cm" svg:x="0.035cm" svg:y="2.14cm">
          <draw:text-box>
            <text:p><text:span text:style-name="T9">In Binary Classification, there are two classes.</text:span></text:p>
            <text:p><text:span text:style-name="T9">Such as in the example we saw: </text:span></text:p>
            <text:p><text:span text:style-name="T9">Team_Wins vs Team_Loses, Loan Default vs Not_Default, Healthy vs Unhealthy.</text:span></text:p>
            <text:p/>
            <text:p><text:span text:style-name="T9">But there are Multi-class Classification problems as well:</text:span></text:p>
            <text:p><text:span text:style-name="T9">In this there are more than two classes.</text:span></text:p>
            <text:p/>
            <text:p><text:span text:style-name="T9">Such as in image recognition for cat vs dog vs pig, or problems such as object detection in which we look for all sorts of objects like table, chair, book, car, traffic lights, etc.</text:span></text:p>
            <text:p/>
            <text:p><text:span text:style-name="T9">Another example of Multi-class classification that is worth remembering is Named Entity Recognition (or NER for short) that aims at classifying a word into one of the four/five categories:</text:span></text:p>
            <text:p><text:span text:style-name="T9">Person, Place, Organization, Miscellaneous and Not_A_Named_Entity.</text:span></text:p>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7" draw:layer="layout" svg:width="26cm" svg:height="1.328cm" svg:x="1cm" svg:y="0.5cm" presentation:class="title">
          <draw:text-box>
            <text:p>Thank you!</text:p>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_5f_-background" style:display-name="Blue_Curve1_-background" style:family="presentation">
      <style:graphic-properties draw:stroke="none" draw:fill="none"/>
      <style:text-properties style:letter-kerning="true"/>
    </style:style>
    <style:style style:name="Blue_5f_Curve1_5f_-backgroundobjects" style:display-name="Blue_Curve1_-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_5f_-notes" style:display-name="Blue_Cur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_5f_-outline1" style:display-name="Blue_Curve1_-outline1" style:family="presentation">
      <style:graphic-properties draw:stroke="none" draw:fill="none" draw:auto-grow-height="false" draw:fit-to-size="false" style:shrink-to-fit="false">
        <text:list-style style:name="Blue_5f_Curve1_5f_-outline1" style:display-name="Blue_Curve1_-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_5f_-outline2" style:display-name="Blue_Curve1_-outline2" style:family="presentation" style:parent-style-name="Blue_5f_Curve1_5f_-outline1">
      <style:paragraph-properties fo:margin-left="0cm" fo:margin-right="0cm" fo:margin-top="0.3cm" fo:margin-bottom="0cm" fo:text-indent="0cm"/>
      <style:text-properties fo:font-size="21pt" style:font-size-asian="21pt" style:font-size-complex="21pt"/>
    </style:style>
    <style:style style:name="Blue_5f_Curve1_5f_-outline3" style:display-name="Blue_Curve1_-outline3" style:family="presentation" style:parent-style-name="Blue_5f_Curve1_5f_-outline2">
      <style:paragraph-properties fo:margin-left="0cm" fo:margin-right="0cm" fo:margin-top="0.224cm" fo:margin-bottom="0cm" fo:text-indent="0cm"/>
      <style:text-properties fo:font-size="18pt" style:font-size-asian="18pt" style:font-size-complex="18pt"/>
    </style:style>
    <style:style style:name="Blue_5f_Curve1_5f_-outline4" style:display-name="Blue_Curve1_-outline4" style:family="presentation" style:parent-style-name="Blue_5f_Curve1_5f_-outline3">
      <style:paragraph-properties fo:margin-left="0cm" fo:margin-right="0cm" fo:margin-top="0.149cm" fo:margin-bottom="0cm" fo:text-indent="0cm"/>
      <style:text-properties fo:font-size="15pt" style:font-size-asian="15pt" style:font-size-complex="15pt"/>
    </style:style>
    <style:style style:name="Blue_5f_Curve1_5f_-outline5" style:display-name="Blue_Curve1_-outline5" style:family="presentation" style:parent-style-name="Blue_5f_Curve1_5f_-outline4">
      <style:paragraph-properties fo:margin-left="0cm" fo:margin-right="0cm" fo:margin-top="0.074cm" fo:margin-bottom="0cm" fo:text-indent="0cm"/>
    </style:style>
    <style:style style:name="Blue_5f_Curve1_5f_-outline6" style:display-name="Blue_Curve1_-outline6" style:family="presentation" style:parent-style-name="Blue_5f_Curve1_5f_-outline5"/>
    <style:style style:name="Blue_5f_Curve1_5f_-outline7" style:display-name="Blue_Curve1_-outline7" style:family="presentation" style:parent-style-name="Blue_5f_Curve1_5f_-outline6"/>
    <style:style style:name="Blue_5f_Curve1_5f_-outline8" style:display-name="Blue_Curve1_-outline8" style:family="presentation" style:parent-style-name="Blue_5f_Curve1_5f_-outline7"/>
    <style:style style:name="Blue_5f_Curve1_5f_-outline9" style:display-name="Blue_Curve1_-outline9" style:family="presentation" style:parent-style-name="Blue_5f_Curve1_5f_-outline8"/>
    <style:style style:name="Blue_5f_Curve1_5f_-subtitle" style:display-name="Blue_Curve1_-subtitle" style:family="presentation">
      <style:graphic-properties draw:stroke="none" draw:fill="none" draw:textarea-vertical-align="middle">
        <text:list-style style:name="Blue_5f_Curve1_5f_-subtitle" style:display-name="Blue_Cur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_5f_-title" style:display-name="Blue_Curve1_-title" style:family="presentation">
      <style:graphic-properties draw:stroke="none" draw:fill="none" draw:textarea-vertical-align="middle">
        <text:list-style style:name="Blue_5f_Curve1_5f_-title" style:display-name="Blue_Cur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gr6" style:family="graphic" style:parent-style-name="Accent_20_1">
      <style:graphic-properties draw:textarea-vertical-align="middle" fo:min-height="1.75cm" fo:min-width="27.491cm" loext:decorative="false"/>
    </style:style>
    <style:style style:name="Mgr7" style:family="graphic" style:parent-style-name="Accent_20_1">
      <style:graphic-properties draw:textarea-vertical-align="middle" fo:min-height="1.504cm" fo:min-width="27.4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_5f_Curve1_5f_-backgroundobjects">
      <style:graphic-properties draw:stroke="none" draw:fill="none" draw:fill-color="#ffffff" draw:auto-grow-height="false" fo:min-height="1.449cm" loext:decorative="false"/>
      <style:paragraph-properties style:writing-mode="lr-tb"/>
    </style:style>
    <style:style style:name="Mpr8" style:family="presentation" style:parent-style-name="Blue_5f_Curve1_5f_-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_5f_Curve1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_5f_" style:display-name="Blue_Curve1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10" draw:layer="backgroundobjects" svg:width="27.991cm" svg:height="2cm" svg:x="0cm" svg:y="0cm">
        <text:p/>
        <draw:enhanced-geometry svg:viewBox="0 0 21600 21600" draw:type="rectangle" draw:enhanced-path="M 0 0 L 21600 0 21600 21600 0 21600 0 0 Z N"/>
      </draw:custom-shape>
      <draw:custom-shape draw:style-name="Mgr7"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_5f_-title" draw:layer="backgroundobjects" svg:width="26cm" svg:height="1.328cm" svg:x="1cm" svg:y="0.5cm" presentation:class="title" presentation:placeholder="true">
        <draw:text-box/>
      </draw:frame>
      <draw:frame presentation:style-name="Blue_5f_Curve1_5f_-outline1" draw:layer="backgroundobjects" svg:width="26cm" svg:height="10cm" svg:x="1cm" svg:y="3cm" presentation:class="outline" presentation:placeholder="true">
        <draw:text-box/>
      </draw:frame>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8"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_5f_-title" draw:layer="backgroundobjects" svg:width="14.848cm" svg:height="11.136cm" svg:x="3.075cm" svg:y="2.257cm" presentation:class="page"/>
        <draw:frame presentation:style-name="Blue_5f_Curve1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07:01:18.390193470</meta:creation-date>
    <meta:editing-duration>PT34M35S</meta:editing-duration>
    <meta:editing-cycles>16</meta:editing-cycles>
    <meta:generator>LibreOffice/24.2.4.2$Linux_X86_64 LibreOffice_project/420$Build-2</meta:generator>
    <dc:title>Blue Curve</dc:title>
    <dc:date>2024-07-29T13:21:53.052684166</dc:date>
    <meta:document-statistic meta:object-count="70"/>
  </office:meta>
</office:document-meta>
</file>